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text-properties officeooo:rsid="00b92688" officeooo:paragraph-rsid="00b92688"/>
    </style:style>
    <style:style style:name="P2" style:family="paragraph" style:parent-style-name="Text_20_body">
      <style:paragraph-properties fo:text-align="justify" style:justify-single-word="false"/>
      <style:text-properties officeooo:rsid="00b92688" officeooo:paragraph-rsid="00b92688"/>
    </style:style>
    <style:style style:name="P3" style:family="paragraph" style:parent-style-name="Standard">
      <style:paragraph-properties style:line-height-at-least="0.503cm"/>
      <style:text-properties fo:color="#cccccc" loext:opacity="100%" style:font-name="Consolas2" fo:font-size="10.5pt" fo:font-weight="normal" fo:background-color="#1f1f1f"/>
    </style:style>
    <style:style style:name="P4" style:family="paragraph" style:parent-style-name="Standard">
      <style:paragraph-properties fo:text-align="justify" style:justify-single-word="false"/>
      <style:text-properties fo:color="#cccccc" loext:opacity="100%" style:font-name="Consolas2" fo:font-size="10.5pt" fo:font-weight="normal" officeooo:rsid="00b92688" officeooo:paragraph-rsid="00b92688" fo:background-color="#1f1f1f"/>
    </style:style>
    <style:style style:name="P5" style:family="paragraph" style:parent-style-name="Text_20_body">
      <style:paragraph-properties fo:text-align="justify" style:justify-single-word="false"/>
      <style:text-properties officeooo:rsid="00beb484" officeooo:paragraph-rsid="00beb484"/>
    </style:style>
    <style:style style:name="P6" style:family="paragraph" style:parent-style-name="Quotations">
      <style:text-properties style:font-name="Consolas2" fo:font-size="10.5pt" fo:font-weight="normal"/>
    </style:style>
    <style:style style:name="P7" style:family="paragraph" style:parent-style-name="Standard">
      <style:paragraph-properties fo:text-align="justify" style:justify-single-word="false"/>
      <style:text-properties fo:color="#cccccc" loext:opacity="100%" style:font-name="Consolas2" fo:font-size="10.5pt" fo:font-weight="normal" officeooo:rsid="00beb484" officeooo:paragraph-rsid="00beb484" fo:background-color="#1f1f1f"/>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text-properties officeooo:rsid="00c070bc" officeooo:paragraph-rsid="00c070bc"/>
    </style:style>
    <style:style style:name="T1" style:family="text">
      <style:text-properties officeooo:rsid="00ba733b"/>
    </style:style>
    <style:style style:name="T2" style:family="text">
      <style:text-properties officeooo:rsid="00bc59c6"/>
    </style:style>
    <style:style style:name="T3" style:family="text">
      <style:text-properties fo:color="#808080" loext:opacity="100%"/>
    </style:style>
    <style:style style:name="T4" style:family="text">
      <style:text-properties fo:color="#569cd6" loext:opacity="100%"/>
    </style:style>
    <style:style style:name="T5" style:family="text">
      <style:text-properties fo:color="#cccccc" loext:opacity="100%" style:font-name="Consolas2" fo:font-size="10.5pt" fo:font-weight="normal" fo:background-color="#1f1f1f" loext:char-shading-value="0"/>
    </style:style>
    <style:style style:name="T6" style:family="text">
      <style:text-properties fo:color="#9cdcfe" loext:opacity="100%"/>
    </style:style>
    <style:style style:name="T7" style:family="text">
      <style:text-properties fo:color="#9cdcfe" loext:opacity="100%" style:font-name="Consolas2" fo:font-size="10.5pt" fo:font-weight="normal"/>
    </style:style>
    <style:style style:name="T8" style:family="text">
      <style:text-properties fo:color="#9cdcfe" loext:opacity="100%" style:font-name="Consolas2" fo:font-size="10.5pt" fo:font-weight="normal" fo:background-color="#1f1f1f" loext:char-shading-value="0"/>
    </style:style>
    <style:style style:name="T9" style:family="text">
      <style:text-properties fo:color="#ce9178" loext:opacity="100%"/>
    </style:style>
    <style:style style:name="T10" style:family="text">
      <style:text-properties fo:color="#ce9178" loext:opacity="100%" style:font-name="Consolas2" fo:font-size="10.5pt" fo:font-weight="normal"/>
    </style:style>
    <style:style style:name="T11" style:family="text">
      <style:text-properties fo:color="#dcdcaa" loext:opacity="100%"/>
    </style:style>
    <style:style style:name="T12" style:family="text">
      <style:text-properties fo:color="#dcdcaa" loext:opacity="100%" style:font-name="Consolas2" fo:font-size="10.5pt" fo:font-weight="normal"/>
    </style:style>
    <style:style style:name="T13" style:family="text">
      <style:text-properties fo:color="#4fc1ff" loext:opacity="100%"/>
    </style:style>
    <style:style style:name="T14" style:family="text">
      <style:text-properties fo:color="#d4d4d4" loext:opacity="100%"/>
    </style:style>
    <style:style style:name="T15" style:family="text">
      <style:text-properties fo:color="#4ec9b0" loext:opacity="100%"/>
    </style:style>
    <style:style style:name="T16" style:family="text">
      <style:text-properties fo:color="#4ec9b0" loext:opacity="100%" style:font-name="Consolas2" fo:font-size="10.5pt" fo:font-weight="normal"/>
    </style:style>
    <style:style style:name="T17" style:family="text">
      <style:text-properties style:font-name="Consolas2" fo:font-size="10.5pt" fo:font-weight="normal"/>
    </style:style>
    <style:style style:name="T18" style:family="text">
      <style:text-properties fo:color="#6a9955" loext:opacity="100%" style:font-name="Consolas2" fo:font-size="10.5pt" fo:font-weight="normal"/>
    </style:style>
    <style:style style:name="T19" style:family="text">
      <style:text-properties fo:color="#c586c0" loext:opacity="100%"/>
    </style:style>
    <style:style style:name="T20" style:family="text">
      <style:text-properties fo:color="#c586c0" loext:opacity="100%" style:font-name="Consolas2" fo:font-size="10.5pt" fo:font-weight="normal"/>
    </style:style>
    <style:style style:name="T21" style:family="text">
      <style:text-properties officeooo:rsid="00c070bc"/>
    </style:style>
    <style:style style:name="T22" style:family="text">
      <style:text-properties officeooo:rsid="00c2052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STING FORMS</text:h>
      <text:p text:style-name="P2">* VIDEO 2: Helpers. Async Data</text:p>
      <text:p text:style-name="P2">- Ayudan cuando nuestro codigo de preueba se vuelve repetitivo y/o cuando podemos ahorrarnos lineas de código.</text:p>
      <text:p text:style-name="P2">** en un test nunca vamos a utilizar if, for, simplemente deben contener nuestro patron de las 3A</text:p>
      <text:p text:style-name="P2">- <text:span text:style-name="T1">Creamos una carpeta llamda testing, dentro index.ts, que será el enrutador principal para los testings</text:span></text:p>
      <text:p text:style-name="P2">- <text:span text:style-name="T2">No debemos utilizar clases como identificador de los elementos para hacer las pruebas ya que al quitarlas se daña la prueba, es mejor utilizar el id</text:span></text:p>
      <text:p text:style-name="P4"><text:span text:style-name="T3">&lt;</text:span><text:span text:style-name="T4">button</text:span> <text:span text:style-name="T6">data-testid</text:span>=<text:span text:style-name="T9">"btn-promise"</text:span> <text:span text:style-name="T6">(click)</text:span>=<text:span text:style-name="T9">"</text:span><text:span text:style-name="T11">callPromise</text:span>()<text:span text:style-name="T9">"</text:span><text:span text:style-name="T3">&gt;</text:span>Call promise<text:span text:style-name="T3">&lt;/</text:span><text:span text:style-name="T4">button</text:span><text:span text:style-name="T3">&gt;</text:span></text:p>
      <text:p text:style-name="P4"/>
      <text:p text:style-name="P4"><text:span text:style-name="T4">const</text:span> <text:span text:style-name="T13">btnDe</text:span> <text:span text:style-name="T14">=</text:span> <text:span text:style-name="T6">fixture</text:span>.<text:span text:style-name="T6">debugElement</text:span>.<text:span text:style-name="T11">query</text:span>(<text:span text:style-name="T15">By</text:span>.<text:span text:style-name="T11">css</text:span>(<text:span text:style-name="T9">'[data-testid="btn-promise"]'</text:span>));</text:p>
      <text:p text:style-name="P4"/>
      <text:p text:style-name="Standard">**Short paths en Angular</text:p>
      <text:p text:style-name="Text_20_body">Para evitar el <text:span text:style-name="Source_20_Text">./../../../testing</text:span> en las rutas, les recomiendo usar short paths en sus proyectos de TypeScript, simplemente, sigan las siguientes instrucciones:</text:p>
      <text:list text:style-name="L1">
        <text:list-item>
          <text:p text:style-name="P9">Abrir el archivo <text:span text:style-name="Emphasis">tsconfig.json</text:span> </text:p>
        </text:list-item>
        <text:list-item>
          <text:p text:style-name="P8">Dentro de la key <text:span text:style-name="Strong_20_Emphasis">compilerOptions</text:span>, agreguen otra key que se llame <text:span text:style-name="Strong_20_Emphasis">paths</text:span>, con un objeto vacío como valor.</text:p>
        </text:list-item>
      </text:list>
      <text:p text:style-name="Quotations"><text:span text:style-name="Source_20_Text"><text:span text:style-name="T8">"compilerOptions"</text:span></text:span><text:span text:style-name="Source_20_Text"><text:span text:style-name="T5">: {</text:span></text:span></text:p>
      <text:p text:style-name="P6"><text:tab/><text:tab/>...</text:p>
      <text:p text:style-name="Quotations"><text:s text:c="4"/><text:span text:style-name="T18">// short path</text:span></text:p>
      <text:p text:style-name="Quotations"><text:s text:c="4"/><text:span text:style-name="T7">"paths"</text:span><text:span text:style-name="T17">: {</text:span></text:p>
      <text:p text:style-name="Quotations"><text:s text:c="6"/><text:span text:style-name="T7">"@testing"</text:span><text:span text:style-name="T17">: [</text:span><text:span text:style-name="T10">"src/testing"</text:span><text:span text:style-name="T17">]</text:span></text:p>
      <text:p text:style-name="Quotations"><text:s text:c="4"/><text:span text:style-name="T17">}</text:span></text:p>
      <text:p text:style-name="Quotations"><text:span text:style-name="Source_20_Text"/></text:p>
      <text:p text:style-name="Standard"/>
      <text:p text:style-name="P5">** Type: Representa el tipado de un custom component</text:p>
      <text:p text:style-name="Quotations"><text:span text:style-name="T19">export</text:span> <text:span text:style-name="T4">function</text:span> <text:span text:style-name="T11">queryAllByDirective</text:span>&lt;<text:span text:style-name="T15">T</text:span>, <text:span text:style-name="T15">D</text:span>&gt;(<text:span text:style-name="T6">fixture</text:span><text:span text:style-name="T14">:</text:span> <text:span text:style-name="T15">ComponentFixture</text:span>&lt;<text:span text:style-name="T15">T</text:span>&gt;, <text:span text:style-name="T6">directive</text:span><text:span text:style-name="T14">:</text:span> <text:span text:style-name="T15">Type</text:span>&lt;<text:span text:style-name="T15">D</text:span>&gt;){</text:p>
      <text:p text:style-name="Quotations">  <text:span text:style-name="T20">return</text:span><text:span text:style-name="T17"> </text:span><text:span text:style-name="T7">fixture</text:span><text:span text:style-name="T17">.</text:span><text:span text:style-name="T7">debugElement</text:span><text:span text:style-name="T17">.</text:span><text:span text:style-name="T12">queryAll</text:span><text:span text:style-name="T17">(</text:span><text:span text:style-name="T16">By</text:span><text:span text:style-name="T17">.</text:span><text:span text:style-name="T12">directive</text:span><text:span text:style-name="T17">(</text:span><text:span text:style-name="T7">directive</text:span><text:span text:style-name="T17">));</text:span></text:p>
      <text:p text:style-name="Quotations">}</text:p>
      <text:p text:style-name="P3"/>
      <text:p text:style-name="P7"><text:span text:style-name="T4">const</text:span> <text:span text:style-name="T13">elements</text:span> <text:span text:style-name="T14">=</text:span> <text:span text:style-name="T11">queryAllByDirective</text:span>(<text:span text:style-name="T6">fixture</text:span>,<text:span text:style-name="T15">HighlightDirective</text:span>);</text:p>
      <text:p text:style-name="P7"/>
      <text:p text:style-name="Text_20_body">** triggerEventHandler: <text:span text:style-name="T21">a nivel de HTML no estamos haciendo click sobre el botón, sino que estamos disparando el evento (click)(Event Binding), esto es importante ya que hay botones que no tienen este evento click, como los button = “submit”. </text:span><text:span text:style-name="T22">Para estos casos utilizamos la propiedad click del native Element (ver en src/testing/click.ts)</text:span></text:p>
      <text:p text:style-name="P10"/>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Light" svg:font-family="'Calibri Light'" style:font-adornments="Normal" style:font-family-generic="swiss" style:font-pitch="variable"/>
    <style:font-face style:name="Consolas" svg:font-family="Consolas" style:font-adornments="Negrita" style:font-family-generic="modern" style:font-pitch="fixed"/>
    <style:font-face style:name="Consolas1" svg:font-family="Consolas" style:font-adornments="Normal" style:font-family-generic="modern" style:font-pitch="fixed"/>
    <style:font-face style:name="Consolas2" svg:font-family="Consolas, 'Courier New',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Light" fo:font-family="'Calibri Light'" style:font-style-name="Normal" style:font-family-generic="swiss" style:font-pitch="variable" fo:font-weight="2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00%" fo:text-align="justify" style:justify-single-word="false">
        <style:tab-stops/>
      </style:paragraph-properties>
      <style:text-properties style:font-name="Calibri Light" fo:font-family="'Calibri Light'" style:font-style-name="Normal" style:font-family-generic="swiss" style:font-pitch="variable" fo:font-weight="250" officeooo:rsid="00ab140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master-page-name="">
      <loext:graphic-properties draw:fill="solid" draw:fill-color="#000000"/>
      <style:paragraph-properties fo:margin-left="0cm" fo:margin-right="0cm" fo:margin-top="0cm" fo:margin-bottom="0cm" style:contextual-spacing="false" fo:line-height="100%" fo:text-indent="0cm" style:auto-text-indent="false" style:page-number="auto" fo:background-color="#000000">
        <style:tab-stops>
          <style:tab-stop style:position="0.499cm"/>
        </style:tab-stops>
      </style:paragraph-properties>
      <style:text-properties style:font-name="Consolas1" fo:font-family="Consolas" style:font-style-name="Normal" style:font-family-generic="modern" style:font-pitch="fixed" fo:font-size="11pt" fo:font-weight="normal"/>
    </style:style>
    <style:style style:name="Heading_20_4" style:display-name="Heading 4" style:family="paragraph" style:parent-style-name="Heading" style:next-style-name="Text_20_body" style:default-outline-level="4" style:class="text">
      <loext:graphic-properties draw:fill="solid" draw:fill-color="#3465a4"/>
      <style:paragraph-properties fo:margin-top="0cm" fo:margin-bottom="0cm" style:contextual-spacing="false" fo:text-align="justify" style:justify-single-word="false" fo:background-color="#3465a4"/>
      <style:text-properties fo:color="#e6e905" loext:opacity="100%" style:font-name="Consolas" fo:font-family="Consolas" style:font-style-name="Negrita" style:font-family-generic="modern" style:font-pitch="fixed" fo:font-size="11pt" fo:font-style="normal" fo:font-weight="bold" officeooo:rsid="00061e22" style:font-size-asian="12pt" style:font-style-asian="italic" style:font-weight-asian="normal" style:font-size-complex="12pt" style:font-style-complex="italic" style:font-weight-complex="norm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1:03:57.605000000</meta:creation-date>
    <dc:date>2023-08-11T07:47:55.846000000</dc:date>
    <meta:editing-duration>P6DT10H37M28S</meta:editing-duration>
    <meta:editing-cycles>183</meta:editing-cycles>
    <meta:generator>LibreOffice/7.5.3.2$Windows_X86_64 LibreOffice_project/9f56dff12ba03b9acd7730a5a481eea045e468f3</meta:generator>
    <meta:document-statistic meta:table-count="0" meta:image-count="0" meta:object-count="0" meta:page-count="1" meta:paragraph-count="24" meta:word-count="230" meta:character-count="1691" meta:non-whitespace-character-count="1464"/>
  </office:meta>
</office:document-meta>
</file>